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top="0.199cm" fo:margin-bottom="0cm"/>
      <style:text-properties fo:background-color="transparent"/>
    </style:style>
    <style:style style:name="P3" style:family="paragraph" style:parent-style-name="Heading_20_3">
      <style:paragraph-properties fo:margin-top="0.199cm" fo:margin-bottom="0cm"/>
      <style:text-properties fo:background-color="transparent"/>
    </style:style>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2"/>
    <style:style style:name="P10" style:family="paragraph" style:parent-style-name="Standard" style:list-style-name="L2"/>
    <style:style style:name="P11" style:family="paragraph" style:parent-style-name="Standard" style:list-style-name="L4"/>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7"/>
    <style:style style:name="P18" style:family="paragraph" style:parent-style-name="Standard" style:list-style-name="L7"/>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8"/>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9"/>
    <style:style style:name="P25" style:family="paragraph" style:parent-style-name="Standard" style:list-style-name="L9"/>
    <style:style style:name="P26" style:family="paragraph" style:parent-style-name="Standard" style:list-style-name="L9"/>
    <style:style style:name="P27" style:family="paragraph" style:parent-style-name="Standard" style:list-style-name="L9"/>
    <style:style style:name="P28" style:family="paragraph" style:parent-style-name="Standard" style:list-style-name="L9"/>
    <style:style style:name="P29" style:family="paragraph" style:parent-style-name="Standard" style:list-style-name="L12"/>
    <style:style style:name="P30" style:family="paragraph" style:parent-style-name="Standard" style:list-style-name="L13"/>
    <style:style style:name="P31" style:family="paragraph" style:parent-style-name="Standard" style:list-style-name="L14"/>
    <style:style style:name="P32" style:family="paragraph" style:parent-style-name="Standard" style:list-style-name="L14"/>
    <style:style style:name="P33" style:family="paragraph" style:parent-style-name="Standard" style:list-style-name="L14"/>
    <style:style style:name="P34" style:family="paragraph" style:parent-style-name="Standard" style:list-style-name="L15">
      <style:paragraph-properties fo:margin-top="0.199cm" fo:margin-bottom="0cm"/>
      <style:text-properties fo:background-color="transparent"/>
    </style:style>
    <style:style style:name="P35" style:family="paragraph" style:parent-style-name="Standard" style:list-style-name="L15">
      <style:paragraph-properties fo:margin-top="0.199cm" fo:margin-bottom="0cm"/>
      <style:text-properties fo:background-color="transparent"/>
    </style:style>
    <style:style style:name="P36" style:family="paragraph" style:parent-style-name="Text_20_body" style:list-style-name="L10"/>
    <style:style style:name="P37" style:family="paragraph" style:parent-style-name="Text_20_body" style:list-style-name="L10"/>
    <style:style style:name="P38" style:family="paragraph" style:parent-style-name="Text_20_body" style:list-style-name="L10"/>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1"/>
    <style:style style:name="P42" style:family="paragraph" style:parent-style-name="Text_20_body" style:list-style-name="L11"/>
    <style:style style:name="P43" style:family="paragraph" style:parent-style-name="Text_20_body" style:list-style-name="L11"/>
    <style:style style:name="P44" style:family="paragraph" style:parent-style-name="Pavé" style:list-style-name="L3"/>
    <style:style style:name="P45" style:family="paragraph" style:parent-style-name="Pavé" style:list-style-name="L3"/>
    <style:style style:name="P46" style:family="paragraph" style:parent-style-name="Pavé" style:list-style-name="L3"/>
    <style:style style:name="P47" style:family="paragraph" style:parent-style-name="Pavé" style:list-style-name="L3"/>
    <style:style style:name="P48" style:family="paragraph" style:parent-style-name="Pavé" style:list-style-name="L3"/>
    <style:style style:name="P49" style:family="paragraph" style:parent-style-name="Pavé" style:list-style-name="L3"/>
    <style:style style:name="P50" style:family="paragraph" style:parent-style-name="Pavé" style:list-style-name="L3"/>
    <style:style style:name="P51" style:family="paragraph" style:parent-style-name="Pavé" style:list-style-name="L3"/>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4"><text:tab/>Ce que sont les bases de données objets,</text:p>
        </text:list-item>
        <text:list-item>
          <text:p text:style-name="P4"><text:tab/>Comment compiler et installer EyeDB,</text:p>
        </text:list-item>
        <text:list-item>
          <text:p text:style-name="P4"><text:tab/>Comment créer et utiliser une base EyeDB,</text:p>
        </text:list-item>
        <text:list-item>
          <text:p text:style-name="P4"><text:tab/>Comment développer avec EyeDB en Java ou en C++.</text:p>
        </text:list-item>
      </text:list>
      <text:h text:style-name="Heading_20_3" text:outline-level="3">Ce qu'il faut savoir...</text:h>
      <text:list text:style-name="L2">
        <text:list-item>
          <text:p text:style-name="P8"><text:tab/>Des connaissances minimales en bases de données,</text:p>
        </text:list-item>
        <text:list-item>
          <text:p text:style-name="P8"><text:tab/>Les principes de base de la conception objet (héritage, relations, polymorphisme...).</text:p>
        </text:list-item>
        <text:list-item>
          <text:p text:style-name="P8"><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 simples : numériques (entiers, flottants), chaînes de caractères, dates... Ils ne peuvent pas être de type complexe: tableaux, collections, type composite. <text:s/>Un champ particulier ou un ensemble de champs d'une table peuvent être déclarés comme clé primaire (identifiant de manière unique un n-uplet) et certains champs peuvent être déclarés comme clés étrangères (clés primaires d'autres n-uplets, ce qui permet de créer des liens entre des tables).</text:p>
      <text:h text:style-name="Heading_20_4" text:outline-level="4">Bases de données objets, mapping objet/relationnel...</text:h>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2" text:outline-level="2">EyeDB</text:h>
      <text:p text:style-name="Standard">EyeDB est un système de gestion de bases de données objet, similaire à ce que sont MySQL et PostgreSQL pour les bases de données relationnelles.</text:p>
      <text:h text:style-name="Heading_20_4" text:outline-level="4">Le modèle objet de EyeDB</text:h>
      <text:p text:style-name="Standard">Le modèle objet avancé de EyeDB possède les caractéristiques suivantes :</text:p>
      <text:list text:style-name="L3">
        <text:list-item>
          <text:p text:style-name="P44">héritage simple,</text:p>
        </text:list-item>
        <text:list-item>
          <text:p text:style-name="P44">polymorphisme,</text:p>
        </text:list-item>
        <text:list-item>
          <text:p text:style-name="P44">type référence : un attribut d'un objet peut être une référence à un autre objet,</text:p>
        </text:list-item>
        <text:list-item>
          <text:p text:style-name="P44">tableaux multi-dimensionnels,</text:p>
        </text:list-item>
        <text:list-item>
          <text:p text:style-name="P44">modèles de collections set, bag et array,</text:p>
        </text:list-item>
        <text:list-item>
          <text:p text:style-name="P44">types objets et litéraux,</text:p>
        </text:list-item>
        <text:list-item>
          <text:p text:style-name="P44">relations binaires avec intégrité référentielle : tous les types de relations, one-to-one, one-to-many et many-to-many, sont supportés,</text:p>
        </text:list-item>
        <text:list-item>
          <text:p text:style-name="P44">définition de méthodes et triggers en C++ ou en OQL.</text:p>
        </text:list-item>
      </text:list>
      <text:p text:style-name="Standard">Pour exploiter ce modèle objet, EyeDB fournit deux langages basés sur les spécifications ODMG (Object Data Management Group, <text:span text:style-name="T1">http://odmg.org</text:span>) :</text:p>
      <text:list text:style-name="L4">
        <text:list-item>
          <text:p text:style-name="P11">ODL, un langage de définition des types, utilisé pour définir les classes des objets stockés dans les bases de données,</text:p>
        </text:list-item>
        <text:list-item>
          <text:p text:style-name="P11">OQL, un langage de requêtes objet, utilisé pour créer, rechercher et modifier des objets, de manière similaire à SQL.</text:p>
        </text:list-item>
      </text:list>
      <text:h text:style-name="Heading_20_4" text:outline-level="4">Les caractéristiques de EyeDB</text:h>
      <text:p text:style-name="Standard">L'architecture de EyeDB est organisée selon une séparation client/serveur, classique pour les systèmes de gestion de bases de données et qui garantit la sécurité et l'intégrité des données stockées dans les bases: seul <text:soft-page-break/>le serveur a accès aux fichiers stockant les données, tous les programmes accédant aux bases établissent une connexion avec le serveur et communiquent avec lui via un protocole de type RPC (Remote Procedure Call). Cette architecture permet également d'offrir un accès réseau au serveur de bases de données.</text:p>
      <text:p text:style-name="Standard">Pour le développement d'applications, EyeDB fournit des interfaces de programmation multi-languages; actuellement, C++ et Java sont supportés, PHP et Python sont en développement.</text:p>
      <text:p text:style-name="Standard">EyeDB est un SGBDO efficace qui supporte la montée en charge de manière solide : EyeDB a été testé avec succès sur des bases de données de grande taille (plusieurs téra-octets de données et plusieurs milliards d'objets).</text:p>
      <text:p text:style-name="Standard">Enfin EyeDB est supporté sur plusieurs plates-formes : Linux bien sûr, mais aussi Solaris, Mac OS X et FreeBSD.</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5">
        <text:list-item>
          <text:p text:style-name="P13">db4o, <text:span text:style-name="T1">http://db4o.com</text:span>, est une base de données objet pour Java et .NET qui offre une solution de persistance d'objets facilement intégrable dans une application Java,</text:p>
        </text:list-item>
      </text:list>
      <text:list text:style-name="L6">
        <text:list-item>
          <text:p text:style-name="P14">Orient ODBMS, <text:span text:style-name="T1">http://www.orientechnologies.com/cms/?Solutions:Orient_ODBMS</text:span>, est un système de gestion de base de données objet supportant les langages C++ et Java</text:p>
        </text:list-item>
        <text:list-item>
          <text:p text:style-name="P14">ZODB (Zope Object Database), <text:span text:style-name="T1">http://wiki.zope.org/ZODB</text:span>, est une base de données objet pour Python, intégrée dans le serveur d'application ZOPE mais pouvant aussi être utilisée indépendamment.</text:p>
        </text:list-item>
      </text:list>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7">
        <text:list-item>
          <text:p text:style-name="P16">compilateur C++</text:p>
        </text:list-item>
        <text:list-item>
          <text:p text:style-name="P16">analyseur lexical flex</text:p>
        </text:list-item>
        <text:list-item>
          <text:p text:style-name="P16">analyseur syntaxique bison</text:p>
        </text:list-item>
        <text:list-item>
          <text:p text:style-name="P16">Java Development Kit</text:p>
        </text:list-item>
        <text:list-item>
          <text:p text:style-name="P16">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text:soft-page-break/>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8">
        <text:list-item>
          <text:p text:style-name="P21"><text:span text:style-name="T2">eyedbctl start</text:span> pour démarrer le serveur,</text:p>
        </text:list-item>
        <text:list-item>
          <text:p text:style-name="P21"><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eyedbctl status</text:p>
      <text:p text:style-name="Standard">EyeDB Server running since Sun Feb 10 13:21:16 2008</text:p>
      <text:p text:style-name="Standard"><text:soft-page-break/></text:p>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9">
        <text:list-item>
          <text:p text:style-name="P23">un cours est caractérisé par un titre et une description</text:p>
        </text:list-item>
        <text:list-item>
          <text:p text:style-name="P23">un étudiant est caractérisé par un prénom, un nom et une année d'étude</text:p>
        </text:list-item>
        <text:list-item>
          <text:p text:style-name="P23">un professeur est caractérisé par un prénom et un nom</text:p>
        </text:list-item>
        <text:list-item>
          <text:p text:style-name="P23">un professeur est chargé d'un ou plusieurs cours</text:p>
        </text:list-item>
        <text:list-item>
          <text:p text:style-name="P23">un étudiant est inscrit à un ou plusieurs cours</text:p>
        </text:list-item>
        <text:list-item>
          <text:p text:style-name="P23">un cours a un seul professeur</text:p>
        </text:list-item>
      </text:list>
      <text:p text:style-name="Text_20_body">&lt;&lt;RYSUNEK&gt;&gt;</text:p>
      <text:p text:style-name="Standard">&lt;&lt;GRAFIKA file=linuxplus-uml.tif&gt;&gt;</text:p>
      <text:p text:style-name="Standard"><text:soft-page-break/>Figure 1. Schéma UML des classes de la base EyeDB</text:p>
      <text:p text:style-name="Standard">&lt;&lt;/RYSUNEK&gt;&gt;</text:p>
      <text:p text:style-name="Text_20_body">Le schéma ODL présenté listing 2 implémente ce modèle en introduisant :</text:p>
      <text:list text:style-name="L10">
        <text:list-item>
          <text:p text:style-name="P36">les attributs des différentes classes: firstname, lastname, begin_year, title, description,</text:p>
        </text:list-item>
        <text:list-item>
          <text:p text:style-name="P36">une super-classe Person qui factorise les attributs firsname et lastname des classes Student et Teacher,</text:p>
        </text:list-item>
        <text:list-item>
          <text:p text:style-name="P36">une relation entre Student et Course, représentant les cours auxquels un étudiant est inscrit</text:p>
        </text:list-item>
        <text:list-item>
          <text:p text:style-name="P36">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11">
        <text:list-item>
          <text:p text:style-name="P40">le mot clé extends indique que les classes Student et Teacher héritent de la classe Personne,</text:p>
        </text:list-item>
        <text:list-item>
          <text:p text:style-name="P40">les attributs set&lt;Course *&gt; courses dans la classe Student et set&lt;Student *&gt; students dans la classe Course réalisent la relation entre un Etudiant et les Courses auxquels il est inscrit,</text:p>
        </text:list-item>
        <text:list-item>
          <text:p text:style-name="P40">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40">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text:soft-page-break/>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éation de quelques professeu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text:soft-page-break/>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text:p>
      <text:p text:style-name="Standard">oodbms.teacher := eric_viara; </text:p>
      <text:p text:style-name="Standard">cplusplus.teacher := eric_viara; </text:p>
      <text:p text:style-name="Standard">java.teacher := francois_dechelle; </text:p>
      <text:p text:style-name="Standard"/>
      <text:p text:style-name="Standard">// Attribution de cours aux etudiants</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2">
        <text:list-item>
          <text:p text:style-name="P29">la commande <text:span text:style-name="T2">\print</text:span> affiche le dernier objet manipulé, comme dans :</text:p>
        </text:list-item>
      </text:list>
      <text:p text:style-name="P1">? eric_viara;<text:line-break/>= 2634.5.228915:oid<text:line-break/>? \print<text:line-break/>Teacher {2634.5.228915:oid} = { <text:line-break/> <text:s text:c="7"/>firstname = "Eric";<text:line-break/> <text:s text:c="7"/>lastname = "Viara";</text:p>
      <text:p text:style-name="P1">...</text:p>
      <text:list text:style-name="L13">
        <text:list-item>
          <text:p text:style-name="P30">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P1">...</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Standard"><text:span text:style-name="T2">? x := first(select Student.firstname = "John");<text:line-break/>? x.firstname := "Mark";<text:line-break/></text:span>? x;<text:line-break/>= 2661.6.91256:oid<text:line-break/><text:soft-page-break/>? \print<text:line-break/><text:span text:style-name="T2">Student {2661.6.91256:oid} = { <text:line-break/> <text:s text:c="7"/>Person::firstname = "Mark";<text:line-break/> <text:s text:c="7"/>Person::lastname = "Harris";</text:span></text:p>
      <text:p text:style-name="P1">...</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Recherche de personne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Recherche de cours </text:p>
      <text:p text:style-name="Standard">select description from Course where title = "OODBMS"; </text:p>
      <text:p text:style-name="Standard">select * from Course where title = "OODBMS"; </text:p>
      <text:p text:style-name="Standard"/>
      <text:p text:style-name="Standard">// Recherche du professeur enseignant un cours</text:p>
      <text:p text:style-name="Standard">select x.teacher from Course x where x.title = "OODBMS"; </text:p>
      <text:p text:style-name="Standard"/>
      <text:p text:style-name="Standard">select (Course.title = "OODBMS").teacher.lastname; </text:p>
      <text:p text:style-name="Standard"/>
      <text:p text:style-name="Standard">// Recherche des cours enseignes par un professeur</text:p>
      <text:p text:style-name="Standard">select title from Course where teacher.lastname = "Dechelle"; </text:p>
      <text:p text:style-name="Standard">// ou bien :</text:p>
      <text:p text:style-name="Standard">select x.courses[?].title from Teacher x where x.lastname = "Dechelle"; </text:p>
      <text:p text:style-name="Standard"/>
      <text:p text:style-name="Standard">// Recherche des cours suivis par un etudiant </text:p>
      <text:p text:style-name="Standard">select s.courses[?].title from Student s where s.lastname = "Mulder"; </text:p>
      <text:p text:style-name="Standard">// ou bien </text:p>
      <text:p text:style-name="Standard">select c.title from Course c where c.students[?].lastname = "Mulder"; </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text:soft-page-break/>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4">
        <text:list-item>
          <text:p text:style-name="P31">avant d'ouvrir la base, il faut initialiser les packages</text:p>
        </text:list-item>
        <text:list-item>
          <text:p text:style-name="P31">la création et l'écriture d'objets doit toujours se faire à l'intérieur d'une transaction</text:p>
        </text:list-item>
        <text:list-item>
          <text:p text:style-name="P31">à chaque attribut défini dans le schéma ODL correspond une méthode Java <text:span text:style-name="T2">setNomAttribut</text:span> et une méthode <text:span text:style-name="T2">getNomAttribut</text:span>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oft-page-break/><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N'oubliez pas que pour exécuter votre programme, le serveur EyeDB doit d'abord avoir été lancé avec <text:span text:style-name="T2">eyedbctl start</text:span><text:span text:style-name="T3">; vous pouvez vérifier qu'il est lancé avec la commande </text:span><text:span text:style-name="T2">eyedbctl status</text:span><text:span text:style-name="T3">.</text:span></text:p>
      <text:p text:style-name="Standard"><text:span text:style-name="T3">Exécutez votre programme Java </text:span>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text:soft-page-break/>en remplaçant XXX par votre nom d'utilisateur Unix.</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oft-page-break/><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xt:span text:style-name="T1">test</text:span>. </text:p>
      <text:p text:style-name="Standard">N'oubliez pas que pour exécuter votre programme, le serveur EyeDB doit d'abord avoir été lancé avec <text:span text:style-name="T2">eyedbctl start</text:span><text:span text:style-name="T3">; vous pouvez vérifier qu'il est lancé avec la commande </text:span><text:span text:style-name="T2">eyedbctl status</text:span><text:span text:style-name="T3">. </text:span></text:p>
      <text:p text:style-name="Standard"><text:span text:style-name="T3">Exécutez votre programme C++ </text:span>avec la commande :</text:p>
      <text:p text:style-name="P1">./test</text:p>
      <text:p text:style-name="P1">Teacher {2906.6.826230:oid} = { </text:p>
      <text:p text:style-name="P1"><text:soft-page-break/><text:s text:c="8"/>Person::firstname = "Eric";</text:p>
      <text:p text:style-name="P1"><text:s text:c="8"/>Person::lastname = "Viara";</text:p>
      <text:p text:style-name="P1">...</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Vous venez de découvrir le système de gestion de bases de données objet EyeDB... et peut-être aussi l'existence des bases de données objet. Sachez donc que si vous voulez faire de la programmation objet, il y a des alternatives aux bases de données relationnelles pour stocker vos objets.</text:p>
      <text:p text:style-name="Standard">EyeDB est un système certes complexe, mais riche d'un très grand potentiel d'applications.dans de nombreux domaines Essayez-le, et n'hésitez pas à contacter ses développeurs si vous avez des questions.</text:p>
      <text:p text:style-name="Standard">A bientôt!</text:p>
      <text:p text:style-name="P2">&lt;&lt;RAMKA&gt;&gt;</text:p>
      <text:h text:style-name="P3" text:outline-level="3">Sur Internet</text:h>
      <text:list text:style-name="L15">
        <text:list-item>
          <text:p text:style-name="P34"><text:tab/><text:span text:style-name="T1">http://www.eyedb.org</text:span> – le site officiel de EyeDB,</text:p>
        </text:list-item>
        <text:list-item>
          <text:p text:style-name="P34"><text:tab/><text:span text:style-name="T1">http://sourceforge.net/projects/eyedb</text:span> – le site sourceforge du projet EyeDB.</text:p>
        </text:list-item>
      </text:list>
      <text:p text:style-name="P2">&lt;&lt;/RAMKA&gt;&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WW-Titre1234"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style:style style:name="Numbering_20_Symbols" style:display-name="Numbering Symbols" style:family="text"/>
    <style:style style:name="Teletype"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3-09T12:23:55</dc:date>
    <meta:print-date>2003-07-10T16:14:58</meta:print-date>
    <meta:editing-cycles>922</meta:editing-cycles>
    <meta:editing-duration>P1DT18H37M22S</meta:editing-duration>
    <meta:user-defined meta:name="Info 1"/>
    <meta:user-defined meta:name="Info 2"/>
    <meta:user-defined meta:name="Info 3"/>
    <meta:user-defined meta:name="Info 4"/>
    <meta:document-statistic meta:table-count="0" meta:image-count="0" meta:object-count="0" meta:page-count="14" meta:paragraph-count="398" meta:word-count="4410" meta:character-count="30246"/>
  </office:meta>
</office:document-meta>
</file>